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3.974cm" fo:min-width="19.423cm"/>
    </style:style>
    <style:style style:name="gr2" style:family="graphic" style:parent-style-name="standard">
      <style:graphic-properties draw:stroke="solid" draw:stroke-dash="_33__20_Dashes_20_3_20_Dots_20__28_var_29_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38cm" fo:min-width="1.975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2cm" draw:marker-end-width="0.322cm" draw:fill="none" draw:textarea-horizontal-align="justify" draw:textarea-vertical-align="middle" draw:auto-grow-height="false" fo:min-height="0.433cm" fo:min-width="1.987cm" fo:padding-top="0.166cm" fo:padding-bottom="0.166cm" fo:padding-left="0.291cm" fo:padding-right="0.2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_33__20_Dashes_20_3_20_Dots_20__28_var_29_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1cm" fo:min-width="1.947cm" fo:padding-top="0.165cm" fo:padding-bottom="0.165cm" fo:padding-left="0.29cm" fo:padding-right="0.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23cm" svg:height="14.224cm" svg:x="0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27cm" svg:height="2.54cm" svg:x="1.013cm" svg:y="13.7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397cm" svg:x="8.705cm" svg:y="13.44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5" draw:layer="layout" svg:width="3.757cm" svg:height="1.673cm" svg:x="8.204cm" svg:y="14.995cm">
          <draw:text-box>
            <text:p>MA, Z, MO,</text:p>
            <text:p>D, MR, MS</text:p>
          </draw:text-box>
        </draw:frame>
        <draw:line draw:style-name="gr5" draw:text-style-name="P4" draw:layer="layout" svg:x1="8.62cm" svg:y1="11.16cm" svg:x2="7.35cm" svg:y2="8.493cm">
          <text:p/>
        </draw:line>
        <draw:line draw:style-name="gr5" draw:text-style-name="P4" draw:layer="layout" svg:x1="9.975cm" svg:y1="12.428cm" svg:x2="9.975cm" svg:y2="13.444cm">
          <text:p/>
        </draw:line>
        <draw:custom-shape draw:style-name="gr2" draw:text-style-name="P3" draw:layer="layout" svg:width="2.527cm" svg:height="2.54cm" svg:x="12.316cm" svg:y="13.7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4.823cm" svg:y="7.35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16.253cm" svg:y="13.7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527cm" svg:height="2.54cm" svg:x="1.04cm" svg:y="7.3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16.253cm" svg:y="7.35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12.443cm" svg:y="7.35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8.633cm" svg:y="9.8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2.43cm" svg:y1="8.62cm" svg:x2="11.16cm" svg:y2="11.033cm">
          <text:p/>
        </draw:line>
        <draw:line draw:style-name="gr5" draw:text-style-name="P4" draw:layer="layout" svg:x1="8.62cm" svg:y1="11.16cm" svg:x2="7.35cm" svg:y2="14.843cm">
          <text:p/>
        </draw:line>
        <draw:line draw:style-name="gr5" draw:text-style-name="P4" draw:layer="layout" svg:x1="14.843cm" svg:y1="16.24cm" svg:x2="16.367cm" svg:y2="17.51cm">
          <text:p/>
        </draw:line>
        <draw:line draw:style-name="gr5" draw:text-style-name="P4" draw:layer="layout" svg:x1="3.54cm" svg:y1="8.62cm" svg:x2="4.81cm" svg:y2="8.62cm">
          <text:p/>
        </draw:line>
        <draw:line draw:style-name="gr5" draw:text-style-name="P4" draw:layer="layout" svg:x1="14.97cm" svg:y1="8.62cm" svg:x2="16.24cm" svg:y2="8.62cm">
          <text:p/>
        </draw:line>
        <draw:custom-shape draw:style-name="gr6" draw:text-style-name="P3" draw:layer="layout" svg:width="2.527cm" svg:height="2.54cm" svg:x="4.81cm" svg:y="13.7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2.303cm" svg:y1="14.97cm" svg:x2="11.16cm" svg:y2="11.033cm">
          <text:p/>
        </draw:line>
        <draw:custom-shape draw:style-name="gr6" draw:text-style-name="P3" draw:layer="layout" svg:width="2.527cm" svg:height="2.54cm" svg:x="12.303cm" svg:y="17.483cm">
          <text:p text:style-name="P2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527cm" svg:height="2.54cm" svg:x="16.303cm" svg:y="17.483cm">
          <text:p text:style-name="P2">1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4.843cm" svg:y1="14.97cm" svg:x2="16.24cm" svg:y2="14.92cm">
          <text:p/>
        </draw:line>
        <draw:line draw:style-name="gr5" draw:text-style-name="P4" draw:layer="layout" svg:x1="13.573cm" svg:y1="16.24cm" svg:x2="13.573cm" svg:y2="17.51cm">
          <text:p/>
        </draw:line>
        <draw:custom-shape draw:style-name="gr6" draw:text-style-name="P3" draw:layer="layout" svg:width="2.527cm" svg:height="2.54cm" svg:x="4.823cm" svg:y="17.51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4.81cm" svg:y1="14.97cm" svg:x2="3.54cm" svg:y2="14.97cm">
          <text:p/>
        </draw:line>
        <draw:line draw:style-name="gr5" draw:text-style-name="P4" draw:layer="layout" svg:x1="6.08cm" svg:y1="16.24cm" svg:x2="6.08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2T17:43:31.538341425</dc:date>
    <meta:editing-duration>PT3H35M12S</meta:editing-duration>
    <meta:editing-cycles>15</meta:editing-cycles>
    <meta:generator>LibreOffice/5.4.6.2$Linux_X86_64 LibreOffice_project/40m0$Build-2</meta:generator>
    <meta:document-statistic meta:object-count="27"/>
  </office:meta>
</office:document-meta>
</file>